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3" table:number-columns-repeated="2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row table:style-name="ro1">
          <table:table-cell office:value-type="string">
            <text:p>char</text:p>
          </table:table-cell>
          <table:table-cell office:value-type="string">
            <text:p>unicode</text:p>
          </table:table-cell>
          <table:table-cell office:value-type="string">
            <text:p>TC0(0)</text:p>
          </table:table-cell>
          <table:table-cell office:value-type="string">
            <text:p>TC1(1)</text:p>
          </table:table-cell>
          <table:table-cell office:value-type="string">
            <text:p>TC2(2)</text:p>
          </table:table-cell>
          <table:table-cell office:value-type="string">
            <text:p>TC3(3)</text:p>
          </table:table-cell>
          <table:table-cell office:value-type="string">
            <text:p>TC4(4)</text:p>
          </table:table-cell>
          <table:table-cell office:value-type="string">
            <text:p>TC5(5)</text:p>
          </table:table-cell>
          <table:table-cell office:value-type="string">
            <text:p>TC6(6)</text:p>
          </table:table-cell>
          <table:table-cell office:value-type="string">
            <text:p>TC7(7)</text:p>
          </table:table-cell>
          <table:table-cell office:value-type="string">
            <text:p>TC8(8)</text:p>
          </table:table-cell>
          <table:table-cell office:value-type="string">
            <text:p>TC9(9)</text:p>
          </table:table-cell>
          <table:table-cell office:value-type="string">
            <text:p>TC10(10)</text:p>
          </table:table-cell>
          <table:table-cell office:value-type="string">
            <text:p>TC11(11)</text:p>
          </table:table-cell>
          <table:table-cell office:value-type="string">
            <text:p>TC12(12)</text:p>
          </table:table-cell>
          <table:table-cell office:value-type="string">
            <text:p>TC13(13)</text:p>
          </table:table-cell>
          <table:table-cell office:value-type="string">
            <text:p>TC14(14)</text:p>
          </table:table-cell>
          <table:table-cell office:value-type="string">
            <text:p>TC15(15)</text:p>
          </table:table-cell>
          <table:table-cell office:value-type="string">
            <text:p>TA0(16)</text:p>
          </table:table-cell>
          <table:table-cell office:value-type="string">
            <text:p>TA1(17)</text:p>
          </table:table-cell>
          <table:table-cell office:value-type="string">
            <text:p>TA2(18)</text:p>
          </table:table-cell>
          <table:table-cell office:value-type="string">
            <text:p>TA3(19)</text:p>
          </table:table-cell>
          <table:table-cell office:value-type="string">
            <text:p>TA4(20)</text:p>
          </table:table-cell>
          <table:table-cell office:value-type="string">
            <text:p>TM0(21)</text:p>
          </table:table-cell>
          <table:table-cell office:value-type="string">
            <text:p>TM1(22)</text:p>
          </table:table-cell>
          <table:table-cell office:value-type="string">
            <text:p>TM2(23)</text:p>
          </table:table-cell>
          <table:table-cell office:value-type="string">
            <text:p>TM3(24)</text:p>
          </table:table-cell>
          <table:table-cell office:value-type="string">
            <text:p>TV0(25)</text:p>
          </table:table-cell>
          <table:table-cell office:value-type="string">
            <text:p>TL0(26)</text:p>
          </table:table-cell>
          <table:table-cell office:value-type="string">
            <text:p>TL1(27)</text:p>
          </table:table-cell>
          <table:table-cell office:value-type="string">
            <text:p>TL2(28)</text:p>
          </table:table-cell>
          <table:table-cell office:value-type="string">
            <text:p>TL3(29)</text:p>
          </table:table-cell>
          <table:table-cell office:value-type="string">
            <text:p>TL4(30)</text:p>
          </table:table-cell>
          <table:table-cell office:value-type="string">
            <text:p>TL5(31)</text:p>
          </table:table-cell>
          <table:table-cell office:value-type="string">
            <text:p>TL6(32)</text:p>
          </table:table-cell>
          <table:table-cell office:value-type="string">
            <text:p>TL7(33)</text:p>
          </table:table-cell>
          <table:table-cell office:value-type="string">
            <text:p>TL8(34)</text:p>
          </table:table-cell>
          <table:table-cell office:value-type="string">
            <text:p>TL9(35)</text:p>
          </table:table-cell>
          <table:table-cell office:value-type="string">
            <text:p>TL10(36)</text:p>
          </table:table-cell>
          <table:table-cell office:value-type="string">
            <text:p>SD0(37)</text:p>
          </table:table-cell>
          <table:table-cell office:value-type="string">
            <text:p>SD1(38)</text:p>
          </table:table-cell>
          <table:table-cell office:value-type="string">
            <text:p>SD8(39)</text:p>
          </table:table-cell>
          <table:table-cell office:value-type="string">
            <text:p>SD9(40)</text:p>
          </table:table-cell>
          <table:table-cell office:value-type="string">
            <text:p>SD10(41)</text:p>
          </table:table-cell>
          <table:table-cell office:value-type="string">
            <text:p>SD11(42)</text:p>
          </table:table-cell>
          <table:table-cell office:value-type="string">
            <text:p>BC0(43)</text:p>
          </table:table-cell>
          <table:table-cell office:value-type="string">
            <text:p>BC1(44)</text:p>
          </table:table-cell>
          <table:table-cell office:value-type="string">
            <text:p>BC2(45)</text:p>
          </table:table-cell>
          <table:table-cell office:value-type="string">
            <text:p>BC3(46)</text:p>
          </table:table-cell>
          <table:table-cell office:value-type="string">
            <text:p>BC4(47)</text:p>
          </table:table-cell>
          <table:table-cell office:value-type="string">
            <text:p>BC5(48)</text:p>
          </table:table-cell>
          <table:table-cell office:value-type="string">
            <text:p>BC6(49)</text:p>
          </table:table-cell>
          <table:table-cell office:value-type="string">
            <text:p>BC7(50)</text:p>
          </table:table-cell>
          <table:table-cell office:value-type="string">
            <text:p>BC8(51)</text:p>
          </table:table-cell>
          <table:table-cell office:value-type="string">
            <text:p>BC9(52)</text:p>
          </table:table-cell>
          <table:table-cell office:value-type="string">
            <text:p>BC10(53)</text:p>
          </table:table-cell>
          <table:table-cell office:value-type="string">
            <text:p>BC11(54)</text:p>
          </table:table-cell>
          <table:table-cell office:value-type="string">
            <text:p>BC12(55)</text:p>
          </table:table-cell>
          <table:table-cell office:value-type="string">
            <text:p>BC13(56)</text:p>
          </table:table-cell>
          <table:table-cell office:value-type="string">
            <text:p>BC14(57)</text:p>
          </table:table-cell>
          <table:table-cell office:value-type="string">
            <text:p>BC15(58)</text:p>
          </table:table-cell>
          <table:table-cell office:value-type="string">
            <text:p>BA1(59)</text:p>
          </table:table-cell>
          <table:table-cell office:value-type="string">
            <text:p>BA3(60)</text:p>
          </table:table-cell>
          <table:table-cell office:value-type="string">
            <text:p>BM0(61)</text:p>
          </table:table-cell>
          <table:table-cell office:value-type="string">
            <text:p>BM2(62)</text:p>
          </table:table-cell>
          <table:table-cell office:value-type="string">
            <text:p>BV0(63)</text:p>
          </table:table-cell>
          <table:table-cell office:value-type="string">
            <text:p>TR0(64)</text:p>
          </table:table-cell>
          <table:table-cell office:value-type="string">
            <text:p>TR1(65)</text:p>
          </table:table-cell>
          <table:table-cell office:value-type="string">
            <text:p>TR2(66)</text:p>
          </table:table-cell>
          <table:table-cell/>
        </table:table-row>
        <table:table-row table:style-name="ro1">
          <table:table-cell office:value-type="string">
            <text:p>+ḷa</text:p>
          </table:table-cell>
          <table:table-cell office:value-type="string">
            <text:p>్ళ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u</text:p>
          </table:table-cell>
          <table:table-cell office:value-type="string">
            <text:p>గ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ā</text:p>
          </table:table-cell>
          <table:table-cell office:value-type="string">
            <text:p>మ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ō</text:p>
          </table:table-cell>
          <table:table-cell office:value-type="string">
            <text:p>ఛ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string">
            <text:p>గ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ē</text:p>
          </table:table-cell>
          <table:table-cell office:value-type="string">
            <text:p>మే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o</text:p>
          </table:table-cell>
          <table:table-cell office:value-type="string">
            <text:p>గ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i</text:p>
          </table:table-cell>
          <table:table-cell office:value-type="string">
            <text:p>గ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u</text:p>
          </table:table-cell>
          <table:table-cell office:value-type="string">
            <text:p>ఱు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</text:p>
          </table:table-cell>
          <table:table-cell office:value-type="string">
            <text:p>తు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ī</text:p>
          </table:table-cell>
          <table:table-cell office:value-type="string">
            <text:p>మీ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o</text:p>
          </table:table-cell>
          <table:table-cell office:value-type="string">
            <text:p>ఱొ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</text:p>
          </table:table-cell>
          <table:table-cell office:value-type="string">
            <text:p>థ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</text:p>
          </table:table-cell>
          <table:table-cell office:value-type="string">
            <text:p>తి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e</text:p>
          </table:table-cell>
          <table:table-cell office:value-type="string">
            <text:p>ఱె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</text:p>
          </table:table-cell>
          <table:table-cell office:value-type="string">
            <text:p>తె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a</text:p>
          </table:table-cell>
          <table:table-cell office:value-type="string">
            <text:p>ఱ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a</text:p>
          </table:table-cell>
          <table:table-cell office:value-type="string">
            <text:p>త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ā</text:p>
          </table:table-cell>
          <table:table-cell office:value-type="string">
            <text:p>ఛ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ō</text:p>
          </table:table-cell>
          <table:table-cell office:value-type="string">
            <text:p>మె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ē</text:p>
          </table:table-cell>
          <table:table-cell office:value-type="string">
            <text:p>ఛే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</text:p>
          </table:table-cell>
          <table:table-cell office:value-type="string">
            <text:p>మ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ū</text:p>
          </table:table-cell>
          <table:table-cell office:value-type="string">
            <text:p>ఠ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a</text:p>
          </table:table-cell>
          <table:table-cell office:value-type="string">
            <text:p>ఝ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o</text:p>
          </table:table-cell>
          <table:table-cell office:value-type="string">
            <text:p>ఠ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o</text:p>
          </table:table-cell>
          <table:table-cell office:value-type="string">
            <text:p>ర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i</text:p>
          </table:table-cell>
          <table:table-cell office:value-type="string">
            <text:p>ఠ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i</text:p>
          </table:table-cell>
          <table:table-cell office:value-type="string">
            <text:p>ఝి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౨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ṭhe</text:p>
          </table:table-cell>
          <table:table-cell office:value-type="string">
            <text:p>ఠ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ū</text:p>
          </table:table-cell>
          <table:table-cell office:value-type="string">
            <text:p>మ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a</text:p>
          </table:table-cell>
          <table:table-cell office:value-type="string">
            <text:p>ఠ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u</text:p>
          </table:table-cell>
          <table:table-cell office:value-type="string">
            <text:p>ఝు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u</text:p>
          </table:table-cell>
          <table:table-cell office:value-type="string">
            <text:p>ఠ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</text:p>
          </table:table-cell>
          <table:table-cell office:value-type="string">
            <text:p>మె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ā</text:p>
          </table:table-cell>
          <table:table-cell office:value-type="string">
            <text:p>ఆ</text:p>
          </table:table-cell>
          <table:table-cell table:number-columns-repeated="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a</text:p>
          </table:table-cell>
          <table:table-cell office:value-type="string">
            <text:p>గ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ū</text:p>
          </table:table-cell>
          <table:table-cell office:value-type="string">
            <text:p>ళూ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ā</text:p>
          </table:table-cell>
          <table:table-cell office:value-type="string">
            <text:p>ఘ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ā</text:p>
          </table:table-cell>
          <table:table-cell office:value-type="string">
            <text:p>స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ja</text:p>
          </table:table-cell>
          <table:table-cell office:value-type="string">
            <text:p>్జ</text:p>
          </table:table-cell>
          <table:table-cell table:number-columns-repeated="4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్</text:p>
          </table:table-cell>
          <table:table-cell table:number-columns-repeated="3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బొ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ī</text:p>
          </table:table-cell>
          <table:table-cell office:value-type="string">
            <text:p>ళీ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ō</text:p>
          </table:table-cell>
          <table:table-cell office:value-type="string">
            <text:p>స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ō</text:p>
          </table:table-cell>
          <table:table-cell office:value-type="string">
            <text:p>ఘ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</text:p>
          </table:table-cell>
          <table:table-cell office:value-type="string">
            <text:p>ఱ్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ā</text:p>
          </table:table-cell>
          <table:table-cell office:value-type="string">
            <text:p>ళా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string">
            <text:p>క్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ṅa</text:p>
          </table:table-cell>
          <table:table-cell office:value-type="string">
            <text:p>ఙ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ū</text:p>
          </table:table-cell>
          <table:table-cell office:value-type="string">
            <text:p>స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ē</text:p>
          </table:table-cell>
          <table:table-cell office:value-type="string">
            <text:p>ళే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ṅu</text:p>
          </table:table-cell>
          <table:table-cell office:value-type="string">
            <text:p>ఙు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au</text:p>
          </table:table-cell>
          <table:table-cell office:value-type="string">
            <text:p>ణౌ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ū</text:p>
          </table:table-cell>
          <table:table-cell office:value-type="string">
            <text:p>ఘ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ā</text:p>
          </table:table-cell>
          <table:table-cell office:value-type="string">
            <text:p>ఝా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ū</text:p>
          </table:table-cell>
          <table:table-cell office:value-type="string">
            <text:p>ఛ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ḍa</text:p>
          </table:table-cell>
          <table:table-cell office:value-type="string">
            <text:p>్డ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ā</text:p>
          </table:table-cell>
          <table:table-cell office:value-type="string">
            <text:p>ఠ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ō</text:p>
          </table:table-cell>
          <table:table-cell office:value-type="string">
            <text:p>ఱో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ō</text:p>
          </table:table-cell>
          <table:table-cell office:value-type="string">
            <text:p>తో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ū</text:p>
          </table:table-cell>
          <table:table-cell office:value-type="string">
            <text:p>గ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ē</text:p>
          </table:table-cell>
          <table:table-cell office:value-type="string">
            <text:p>ఠ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ఛ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ī</text:p>
          </table:table-cell>
          <table:table-cell office:value-type="string">
            <text:p>ఠ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తొ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i</text:p>
          </table:table-cell>
          <table:table-cell office:value-type="string">
            <text:p>ఛి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ī</text:p>
          </table:table-cell>
          <table:table-cell office:value-type="string">
            <text:p>ఝీ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o</text:p>
          </table:table-cell>
          <table:table-cell office:value-type="string">
            <text:p>ఛ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ū</text:p>
          </table:table-cell>
          <table:table-cell office:value-type="string">
            <text:p>ఱూ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ū</text:p>
          </table:table-cell>
          <table:table-cell office:value-type="string">
            <text:p>తూ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ṟa</text:p>
          </table:table-cell>
          <table:table-cell office:value-type="string">
            <text:p>్ఱ</text:p>
          </table:table-cell>
          <table:table-cell table:number-columns-repeated="4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ō</text:p>
          </table:table-cell>
          <table:table-cell office:value-type="string">
            <text:p>గ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ō</text:p>
          </table:table-cell>
          <table:table-cell office:value-type="string">
            <text:p>ఠ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i</text:p>
          </table:table-cell>
          <table:table-cell office:value-type="string">
            <text:p>ఱి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i</text:p>
          </table:table-cell>
          <table:table-cell office:value-type="string">
            <text:p>డ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ē</text:p>
          </table:table-cell>
          <table:table-cell office:value-type="string">
            <text:p>ఱే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ē</text:p>
          </table:table-cell>
          <table:table-cell office:value-type="string">
            <text:p>తే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ū</text:p>
          </table:table-cell>
          <table:table-cell office:value-type="string">
            <text:p>ప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ī</text:p>
          </table:table-cell>
          <table:table-cell office:value-type="string">
            <text:p>గ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ā</text:p>
          </table:table-cell>
          <table:table-cell office:value-type="string">
            <text:p>ఱా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ā</text:p>
          </table:table-cell>
          <table:table-cell office:value-type="string">
            <text:p>తా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</text:p>
          </table:table-cell>
          <table:table-cell office:value-type="string">
            <text:p>మె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ē</text:p>
          </table:table-cell>
          <table:table-cell office:value-type="string">
            <text:p>గ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au</text:p>
          </table:table-cell>
          <table:table-cell office:value-type="string">
            <text:p>శౌ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ṭa</text:p>
          </table:table-cell>
          <table:table-cell office:value-type="string">
            <text:p>్ట</text:p>
          </table:table-cell>
          <table:table-cell table:number-columns-repeated="4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ū</text:p>
          </table:table-cell>
          <table:table-cell office:value-type="string">
            <text:p>ఝూ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</text:p>
          </table:table-cell>
          <table:table-cell office:value-type="string">
            <text:p>మి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u</text:p>
          </table:table-cell>
          <table:table-cell office:value-type="string">
            <text:p>చ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౮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</text:p>
          </table:table-cell>
          <table:table-cell office:value-type="string">
            <text:p>మ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ā</text:p>
          </table:table-cell>
          <table:table-cell office:value-type="string">
            <text:p>భా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ṟī</text:p>
          </table:table-cell>
          <table:table-cell office:value-type="string">
            <text:p>ఱీ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ī</text:p>
          </table:table-cell>
          <table:table-cell office:value-type="string">
            <text:p>తీ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ā</text:p>
          </table:table-cell>
          <table:table-cell office:value-type="string">
            <text:p>గ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string">
            <text:p>వ్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au</text:p>
          </table:table-cell>
          <table:table-cell office:value-type="string">
            <text:p>తౌ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e</text:p>
          </table:table-cell>
          <table:table-cell office:value-type="string">
            <text:p>ళె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a</text:p>
          </table:table-cell>
          <table:table-cell office:value-type="string">
            <text:p>ళ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o</text:p>
          </table:table-cell>
          <table:table-cell office:value-type="string">
            <text:p>ళొ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ṅā</text:p>
          </table:table-cell>
          <table:table-cell office:value-type="string">
            <text:p>ఙా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i</text:p>
          </table:table-cell>
          <table:table-cell office:value-type="string">
            <text:p>ళి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u</text:p>
          </table:table-cell>
          <table:table-cell office:value-type="string">
            <text:p>ళు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string">
            <text:p>ఒ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!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ḥ</text:p>
          </table:table-cell>
          <table:table-cell office:value-type="string">
            <text:p>ః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ī</text:p>
          </table:table-cell>
          <table:table-cell office:value-type="string">
            <text:p>ఈ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gha</text:p>
          </table:table-cell>
          <table:table-cell office:value-type="string">
            <text:p>్ఘ</text:p>
          </table:table-cell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na</text:p>
          </table:table-cell>
          <table:table-cell office:value-type="string">
            <text:p>్న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ṅō</text:p>
          </table:table-cell>
          <table:table-cell office:value-type="string">
            <text:p>ఙో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u</text:p>
          </table:table-cell>
          <table:table-cell office:value-type="string">
            <text:p>మ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u</text:p>
          </table:table-cell>
          <table:table-cell office:value-type="string">
            <text:p>లౌ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</text:p>
          </table:table-cell>
          <table:table-cell office:value-type="string">
            <text:p>శ్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అ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u</text:p>
          </table:table-cell>
          <table:table-cell office:value-type="string">
            <text:p>ఘ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ṅū</text:p>
          </table:table-cell>
          <table:table-cell office:value-type="string">
            <text:p>ఙూ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౩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ū</text:p>
          </table:table-cell>
          <table:table-cell office:value-type="string">
            <text:p>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</text:p>
          </table:table-cell>
          <table:table-cell office:value-type="string">
            <text:p>స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dha</text:p>
          </table:table-cell>
          <table:table-cell office:value-type="string">
            <text:p>్ధ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̥</text:p>
          </table:table-cell>
          <table:table-cell office:value-type="string">
            <text:p>ఋ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</text:p>
          </table:table-cell>
          <table:table-cell office:value-type="string">
            <text:p>స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a</text:p>
          </table:table-cell>
          <table:table-cell office:value-type="string">
            <text:p>ఘ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</text:p>
          </table:table-cell>
          <table:table-cell office:value-type="string">
            <text:p>స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o</text:p>
          </table:table-cell>
          <table:table-cell office:value-type="string">
            <text:p>ఘ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r̥</text:p>
          </table:table-cell>
          <table:table-cell office:value-type="string">
            <text:p>ృ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ṣa</text:p>
          </table:table-cell>
          <table:table-cell office:value-type="string">
            <text:p>్ష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i</text:p>
          </table:table-cell>
          <table:table-cell office:value-type="string">
            <text:p>ఢ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e</text:p>
          </table:table-cell>
          <table:table-cell office:value-type="string">
            <text:p>ఢ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a</text:p>
          </table:table-cell>
          <table:table-cell office:value-type="string">
            <text:p>ఢ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ē</text:p>
          </table:table-cell>
          <table:table-cell office:value-type="string">
            <text:p>ణే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u</text:p>
          </table:table-cell>
          <table:table-cell office:value-type="string">
            <text:p>ఢ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</text:p>
          </table:table-cell>
          <table:table-cell office:value-type="string">
            <text:p>లె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u</text:p>
          </table:table-cell>
          <table:table-cell office:value-type="string">
            <text:p>శు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string">
            <text:p>ల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</text:p>
          </table:table-cell>
          <table:table-cell office:value-type="string">
            <text:p>లొ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,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string">
            <text:p>లి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a</text:p>
          </table:table-cell>
          <table:table-cell office:value-type="string">
            <text:p>శ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string">
            <text:p>లు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e</text:p>
          </table:table-cell>
          <table:table-cell office:value-type="string">
            <text:p>శె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i</text:p>
          </table:table-cell>
          <table:table-cell office:value-type="string">
            <text:p>శి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o</text:p>
          </table:table-cell>
          <table:table-cell office:value-type="string">
            <text:p>శొ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i</text:p>
          </table:table-cell>
          <table:table-cell office:value-type="string">
            <text:p>యి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o</text:p>
          </table:table-cell>
          <table:table-cell office:value-type="string">
            <text:p>యెు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a</text:p>
          </table:table-cell>
          <table:table-cell office:value-type="string">
            <text:p>య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e</text:p>
          </table:table-cell>
          <table:table-cell office:value-type="string">
            <text:p>యె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u</text:p>
          </table:table-cell>
          <table:table-cell office:value-type="string">
            <text:p>దౌ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u</text:p>
          </table:table-cell>
          <table:table-cell office:value-type="string">
            <text:p>యు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au</text:p>
          </table:table-cell>
          <table:table-cell office:value-type="string">
            <text:p>ఫ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ల్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ū</text:p>
          </table:table-cell>
          <table:table-cell office:value-type="string">
            <text:p>భూ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ī</text:p>
          </table:table-cell>
          <table:table-cell office:value-type="string">
            <text:p>ఛీ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ē</text:p>
          </table:table-cell>
          <table:table-cell office:value-type="string">
            <text:p>కే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ṅ</text:p>
          </table:table-cell>
          <table:table-cell office:value-type="string">
            <text:p>ఙ్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u</text:p>
          </table:table-cell>
          <table:table-cell office:value-type="string">
            <text:p>ర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ō</text:p>
          </table:table-cell>
          <table:table-cell office:value-type="string">
            <text:p>భో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e</text:p>
          </table:table-cell>
          <table:table-cell office:value-type="string">
            <text:p>ె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ī</text:p>
          </table:table-cell>
          <table:table-cell office:value-type="string">
            <text:p>కీ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i</text:p>
          </table:table-cell>
          <table:table-cell office:value-type="string">
            <text:p>ి</text:p>
          </table:table-cell>
          <table:table-cell table:number-columns-repeated="29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</text:p>
          </table:table-cell>
          <table:table-cell office:value-type="string">
            <text:p>ర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</text:p>
          </table:table-cell>
          <table:table-cell office:value-type="string">
            <text:p>ర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ra</text:p>
          </table:table-cell>
          <table:table-cell office:value-type="string">
            <text:p>్ర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i</text:p>
          </table:table-cell>
          <table:table-cell office:value-type="string">
            <text:p>ర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ī</text:p>
          </table:table-cell>
          <table:table-cell office:value-type="string">
            <text:p>భీ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ō</text:p>
          </table:table-cell>
          <table:table-cell office:value-type="string">
            <text:p>ఓ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ō</text:p>
          </table:table-cell>
          <table:table-cell office:value-type="string">
            <text:p>కో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ñu</text:p>
          </table:table-cell>
          <table:table-cell office:value-type="string">
            <text:p>ఞు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string">
            <text:p>గ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ū</text:p>
          </table:table-cell>
          <table:table-cell office:value-type="string">
            <text:p>కూ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౯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ña</text:p>
          </table:table-cell>
          <table:table-cell office:value-type="string">
            <text:p>ఞ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ña</text:p>
          </table:table-cell>
          <table:table-cell office:value-type="string">
            <text:p>్ఞ</text:p>
          </table:table-cell>
          <table:table-cell table:number-columns-repeated="4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ē</text:p>
          </table:table-cell>
          <table:table-cell office:value-type="string">
            <text:p>భే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ī</text:p>
          </table:table-cell>
          <table:table-cell office:value-type="string">
            <text:p>యిా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ū</text:p>
          </table:table-cell>
          <table:table-cell office:value-type="string">
            <text:p>ఢ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ō</text:p>
          </table:table-cell>
          <table:table-cell office:value-type="string">
            <text:p>లో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au</text:p>
          </table:table-cell>
          <table:table-cell office:value-type="string">
            <text:p>భౌ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ō</text:p>
          </table:table-cell>
          <table:table-cell office:value-type="string">
            <text:p>శో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ō</text:p>
          </table:table-cell>
          <table:table-cell office:value-type="string">
            <text:p>ఢ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ā</text:p>
          </table:table-cell>
          <table:table-cell office:value-type="string">
            <text:p>యా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ū</text:p>
          </table:table-cell>
          <table:table-cell office:value-type="string">
            <text:p>లూ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śū</text:p>
          </table:table-cell>
          <table:table-cell office:value-type="string">
            <text:p>శూ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ē</text:p>
          </table:table-cell>
          <table:table-cell office:value-type="string">
            <text:p>యే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ē</text:p>
          </table:table-cell>
          <table:table-cell office:value-type="string">
            <text:p>శే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ū</text:p>
          </table:table-cell>
          <table:table-cell office:value-type="string">
            <text:p>యూ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ī</text:p>
          </table:table-cell>
          <table:table-cell office:value-type="string">
            <text:p>ఢ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au</text:p>
          </table:table-cell>
          <table:table-cell office:value-type="string">
            <text:p>థౌ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ā</text:p>
          </table:table-cell>
          <table:table-cell office:value-type="string">
            <text:p>లా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da</text:p>
          </table:table-cell>
          <table:table-cell office:value-type="string">
            <text:p>్ద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ā</text:p>
          </table:table-cell>
          <table:table-cell office:value-type="string">
            <text:p>శా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ē</text:p>
          </table:table-cell>
          <table:table-cell office:value-type="string">
            <text:p>లే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బ్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ō</text:p>
          </table:table-cell>
          <table:table-cell office:value-type="string">
            <text:p>యెా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ma</text:p>
          </table:table-cell>
          <table:table-cell office:value-type="string">
            <text:p>్మ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౪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ī</text:p>
          </table:table-cell>
          <table:table-cell office:value-type="string">
            <text:p>లీ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ā</text:p>
          </table:table-cell>
          <table:table-cell office:value-type="string">
            <text:p>ఢ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ṇa</text:p>
          </table:table-cell>
          <table:table-cell office:value-type="string">
            <text:p>్ణ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ర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śī</text:p>
          </table:table-cell>
          <table:table-cell office:value-type="string">
            <text:p>శీ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u</text:p>
          </table:table-cell>
          <table:table-cell office:value-type="string">
            <text:p>వ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hē</text:p>
          </table:table-cell>
          <table:table-cell office:value-type="string">
            <text:p>ఢ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i</text:p>
          </table:table-cell>
          <table:table-cell office:value-type="string">
            <text:p>భి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o</text:p>
          </table:table-cell>
          <table:table-cell office:value-type="string">
            <text:p>భొ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va</text:p>
          </table:table-cell>
          <table:table-cell office:value-type="string">
            <text:p>్వ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a</text:p>
          </table:table-cell>
          <table:table-cell office:value-type="string">
            <text:p>భ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e</text:p>
          </table:table-cell>
          <table:table-cell office:value-type="string">
            <text:p>భె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ñā</text:p>
          </table:table-cell>
          <table:table-cell office:value-type="string">
            <text:p>ఞా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✓</text:p>
          </table:table-cell>
          <table:table-cell table:number-columns-repeated="2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u</text:p>
          </table:table-cell>
          <table:table-cell office:value-type="string">
            <text:p>రౌ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ō</text:p>
          </table:table-cell>
          <table:table-cell office:value-type="string">
            <text:p>ర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u</text:p>
          </table:table-cell>
          <table:table-cell office:value-type="string">
            <text:p>భు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u</text:p>
          </table:table-cell>
          <table:table-cell office:value-type="string">
            <text:p>స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kha</text:p>
          </table:table-cell>
          <table:table-cell office:value-type="string">
            <text:p>్ఖ</text:p>
          </table:table-cell>
          <table:table-cell table:number-columns-repeated="4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5" office:value-type="float" office:value="-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=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ū</text:p>
          </table:table-cell>
          <table:table-cell office:value-type="string">
            <text:p>ర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au</text:p>
          </table:table-cell>
          <table:table-cell office:value-type="string">
            <text:p>టౌ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ē</text:p>
          </table:table-cell>
          <table:table-cell office:value-type="string">
            <text:p>ర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cha</text:p>
          </table:table-cell>
          <table:table-cell office:value-type="string">
            <text:p>్ఛ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+ē</text:p>
          </table:table-cell>
          <table:table-cell office:value-type="string">
            <text:p>ే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ā</text:p>
          </table:table-cell>
          <table:table-cell office:value-type="string">
            <text:p>ర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u</text:p>
          </table:table-cell>
          <table:table-cell office:value-type="string">
            <text:p>కౌ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au</text:p>
          </table:table-cell>
          <table:table-cell office:value-type="string">
            <text:p>ళౌ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</text:p>
          </table:table-cell>
          <table:table-cell office:value-type="string">
            <text:p>క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e</text:p>
          </table:table-cell>
          <table:table-cell office:value-type="string">
            <text:p>కె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ī</text:p>
          </table:table-cell>
          <table:table-cell office:value-type="string">
            <text:p>ీ</text:p>
          </table:table-cell>
          <table:table-cell table:number-columns-repeated="29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i</text:p>
          </table:table-cell>
          <table:table-cell office:value-type="string">
            <text:p>కి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</text:p>
          </table:table-cell>
          <table:table-cell office:value-type="string">
            <text:p>ఖ్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మ్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u</text:p>
          </table:table-cell>
          <table:table-cell office:value-type="string">
            <text:p>కు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ō</text:p>
          </table:table-cell>
          <table:table-cell office:value-type="string">
            <text:p>ళో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t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ī</text:p>
          </table:table-cell>
          <table:table-cell office:value-type="string">
            <text:p>ర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ū</text:p>
          </table:table-cell>
          <table:table-cell office:value-type="string">
            <text:p>చ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ca</text:p>
          </table:table-cell>
          <table:table-cell office:value-type="string">
            <text:p>్చ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ō</text:p>
          </table:table-cell>
          <table:table-cell office:value-type="string">
            <text:p>ప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ō</text:p>
          </table:table-cell>
          <table:table-cell office:value-type="string">
            <text:p>చ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oseparen</text:p>
          </table:table-cell>
          <table:table-cell office:value-type="string">
            <text:p>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u</text:p>
          </table:table-cell>
          <table:table-cell office:value-type="string">
            <text:p>జౌ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ī</text:p>
          </table:table-cell>
          <table:table-cell office:value-type="string">
            <text:p>చీ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</text:p>
          </table:table-cell>
          <table:table-cell office:value-type="string">
            <text:p>ద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</text:p>
          </table:table-cell>
          <table:table-cell office:value-type="string">
            <text:p>ధ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</text:p>
          </table:table-cell>
          <table:table-cell office:value-type="string">
            <text:p>ద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string">
            <text:p>ద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</text:p>
          </table:table-cell>
          <table:table-cell office:value-type="string">
            <text:p>ద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ā</text:p>
          </table:table-cell>
          <table:table-cell office:value-type="string">
            <text:p>ప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ha</text:p>
          </table:table-cell>
          <table:table-cell office:value-type="string">
            <text:p>్హ</text:p>
          </table:table-cell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u</text:p>
          </table:table-cell>
          <table:table-cell office:value-type="string">
            <text:p>ద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u</text:p>
          </table:table-cell>
          <table:table-cell office:value-type="string">
            <text:p>బౌ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ā</text:p>
          </table:table-cell>
          <table:table-cell office:value-type="string">
            <text:p>చ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ē</text:p>
          </table:table-cell>
          <table:table-cell office:value-type="string">
            <text:p>చే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ō</text:p>
          </table:table-cell>
          <table:table-cell office:value-type="string">
            <text:p>ధ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ū</text:p>
          </table:table-cell>
          <table:table-cell office:value-type="string">
            <text:p>వ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ē</text:p>
          </table:table-cell>
          <table:table-cell office:value-type="string">
            <text:p>థ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ū</text:p>
          </table:table-cell>
          <table:table-cell office:value-type="string">
            <text:p>డ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ā</text:p>
          </table:table-cell>
          <table:table-cell office:value-type="string">
            <text:p>థ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ū</text:p>
          </table:table-cell>
          <table:table-cell office:value-type="string">
            <text:p>ధ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ō</text:p>
          </table:table-cell>
          <table:table-cell office:value-type="string">
            <text:p>డ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ā</text:p>
          </table:table-cell>
          <table:table-cell office:value-type="string">
            <text:p>ఫ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ō</text:p>
          </table:table-cell>
          <table:table-cell office:value-type="string">
            <text:p>వ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bha</text:p>
          </table:table-cell>
          <table:table-cell office:value-type="string">
            <text:p>్భ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ī</text:p>
          </table:table-cell>
          <table:table-cell office:value-type="string">
            <text:p>థ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ḷ</text:p>
          </table:table-cell>
          <table:table-cell office:value-type="string">
            <text:p>ళ్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ū</text:p>
          </table:table-cell>
          <table:table-cell office:value-type="string">
            <text:p>ఫ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</text:p>
          </table:table-cell>
          <table:table-cell office:value-type="string">
            <text:p>ణ్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u</text:p>
          </table:table-cell>
          <table:table-cell office:value-type="string">
            <text:p>జు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ī</text:p>
          </table:table-cell>
          <table:table-cell office:value-type="string">
            <text:p>వీ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ā</text:p>
          </table:table-cell>
          <table:table-cell office:value-type="string">
            <text:p>ధ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ō</text:p>
          </table:table-cell>
          <table:table-cell office:value-type="string">
            <text:p>థ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</text:p>
          </table:table-cell>
          <table:table-cell office:value-type="string">
            <text:p>జొ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</text:p>
          </table:table-cell>
          <table:table-cell office:value-type="string">
            <text:p>ఝ్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ī</text:p>
          </table:table-cell>
          <table:table-cell office:value-type="string">
            <text:p>డ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</text:p>
          </table:table-cell>
          <table:table-cell office:value-type="string">
            <text:p>జె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ē</text:p>
          </table:table-cell>
          <table:table-cell office:value-type="string">
            <text:p>ధ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</text:p>
          </table:table-cell>
          <table:table-cell office:value-type="string">
            <text:p>జ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ā</text:p>
          </table:table-cell>
          <table:table-cell office:value-type="string">
            <text:p>వ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చ్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ā</text:p>
          </table:table-cell>
          <table:table-cell office:value-type="string">
            <text:p>డ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ō</text:p>
          </table:table-cell>
          <table:table-cell office:value-type="string">
            <text:p>ఫ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౫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ē</text:p>
          </table:table-cell>
          <table:table-cell office:value-type="string">
            <text:p>వే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ū</text:p>
          </table:table-cell>
          <table:table-cell office:value-type="string">
            <text:p>థ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ē</text:p>
          </table:table-cell>
          <table:table-cell office:value-type="string">
            <text:p>డ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i</text:p>
          </table:table-cell>
          <table:table-cell office:value-type="string">
            <text:p>జి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</text:p>
          </table:table-cell>
          <table:table-cell office:value-type="string">
            <text:p>చి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</text:p>
          </table:table-cell>
          <table:table-cell office:value-type="string">
            <text:p>ఛ్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</text:p>
          </table:table-cell>
          <table:table-cell office:value-type="string">
            <text:p>చ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ī</text:p>
          </table:table-cell>
          <table:table-cell office:value-type="string">
            <text:p>ద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చ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e</text:p>
          </table:table-cell>
          <table:table-cell office:value-type="string">
            <text:p>చె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ga</text:p>
          </table:table-cell>
          <table:table-cell office:value-type="string">
            <text:p>్గ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u</text:p>
          </table:table-cell>
          <table:table-cell office:value-type="string">
            <text:p>చ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la</text:p>
          </table:table-cell>
          <table:table-cell office:value-type="string">
            <text:p>్ల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</text:p>
          </table:table-cell>
          <table:table-cell office:value-type="string">
            <text:p>ప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au</text:p>
          </table:table-cell>
          <table:table-cell office:value-type="string">
            <text:p>యౌ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śa</text:p>
          </table:table-cell>
          <table:table-cell office:value-type="string">
            <text:p>్శ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ā</text:p>
          </table:table-cell>
          <table:table-cell office:value-type="string">
            <text:p>దా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</text:p>
          </table:table-cell>
          <table:table-cell office:value-type="string">
            <text:p>ప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ē</text:p>
          </table:table-cell>
          <table:table-cell office:value-type="string">
            <text:p>దే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ū</text:p>
          </table:table-cell>
          <table:table-cell office:value-type="string">
            <text:p>ద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au</text:p>
          </table:table-cell>
          <table:table-cell office:value-type="string">
            <text:p>గౌ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ī</text:p>
          </table:table-cell>
          <table:table-cell office:value-type="string">
            <text:p>ధీ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ō</text:p>
          </table:table-cell>
          <table:table-cell office:value-type="string">
            <text:p>ద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౦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న్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e</text:p>
          </table:table-cell>
          <table:table-cell office:value-type="string">
            <text:p>డ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</text:p>
          </table:table-cell>
          <table:table-cell office:value-type="string">
            <text:p>వ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ă</text:p>
          </table:table-cell>
          <table:table-cell office:value-type="string">
            <text:p>ఁ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a</text:p>
          </table:table-cell>
          <table:table-cell office:value-type="string">
            <text:p>డ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</text:p>
          </table:table-cell>
          <table:table-cell office:value-type="string">
            <text:p>వె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</text:p>
          </table:table-cell>
          <table:table-cell office:value-type="string">
            <text:p>వి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o</text:p>
          </table:table-cell>
          <table:table-cell office:value-type="string">
            <text:p>డ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</text:p>
          </table:table-cell>
          <table:table-cell office:value-type="string">
            <text:p>డ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o</text:p>
          </table:table-cell>
          <table:table-cell office:value-type="string">
            <text:p>వ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u</text:p>
          </table:table-cell>
          <table:table-cell office:value-type="string">
            <text:p>డ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ē</text:p>
          </table:table-cell>
          <table:table-cell office:value-type="string">
            <text:p>ఏ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u</text:p>
          </table:table-cell>
          <table:table-cell office:value-type="string">
            <text:p>వ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ī</text:p>
          </table:table-cell>
          <table:table-cell office:value-type="string">
            <text:p>జీ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o</text:p>
          </table:table-cell>
          <table:table-cell office:value-type="string">
            <text:p>ధ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u</text:p>
          </table:table-cell>
          <table:table-cell office:value-type="string">
            <text:p>ప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i</text:p>
          </table:table-cell>
          <table:table-cell office:value-type="string">
            <text:p>ధ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e</text:p>
          </table:table-cell>
          <table:table-cell office:value-type="string">
            <text:p>ధ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a</text:p>
          </table:table-cell>
          <table:table-cell office:value-type="string">
            <text:p>ధ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ē</text:p>
          </table:table-cell>
          <table:table-cell office:value-type="string">
            <text:p>జే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sa</text:p>
          </table:table-cell>
          <table:table-cell office:value-type="string">
            <text:p>్స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u</text:p>
          </table:table-cell>
          <table:table-cell office:value-type="string">
            <text:p>ధ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ā</text:p>
          </table:table-cell>
          <table:table-cell office:value-type="string">
            <text:p>జా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ublequote</text:p>
          </table:table-cell>
          <table:table-cell office:value-type="string">
            <text:p>d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o</text:p>
          </table:table-cell>
          <table:table-cell office:value-type="string">
            <text:p>ఫ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a</text:p>
          </table:table-cell>
          <table:table-cell office:value-type="string">
            <text:p>ఫ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ū</text:p>
          </table:table-cell>
          <table:table-cell office:value-type="string">
            <text:p>జూ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hu</text:p>
          </table:table-cell>
          <table:table-cell office:value-type="string">
            <text:p>ఫ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ఇ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u</text:p>
          </table:table-cell>
          <table:table-cell office:value-type="string">
            <text:p>థ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</text:p>
          </table:table-cell>
          <table:table-cell office:value-type="string">
            <text:p>ట్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o</text:p>
          </table:table-cell>
          <table:table-cell office:value-type="string">
            <text:p>థొ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ō</text:p>
          </table:table-cell>
          <table:table-cell office:value-type="string">
            <text:p>జో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i</text:p>
          </table:table-cell>
          <table:table-cell office:value-type="string">
            <text:p>థి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య్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e</text:p>
          </table:table-cell>
          <table:table-cell office:value-type="string">
            <text:p>థె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a</text:p>
          </table:table-cell>
          <table:table-cell office:value-type="string">
            <text:p>థ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ū</text:p>
          </table:table-cell>
          <table:table-cell office:value-type="string">
            <text:p>ష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tha</text:p>
          </table:table-cell>
          <table:table-cell office:value-type="string">
            <text:p>్థ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ā</text:p>
          </table:table-cell>
          <table:table-cell office:value-type="string">
            <text:p>టా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ē</text:p>
          </table:table-cell>
          <table:table-cell office:value-type="string">
            <text:p>టే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ka</text:p>
          </table:table-cell>
          <table:table-cell office:value-type="string">
            <text:p>్క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ra1</text:p>
          </table:table-cell>
          <table:table-cell office:value-type="string">
            <text:p>్ర౧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ra2</text:p>
          </table:table-cell>
          <table:table-cell office:value-type="string">
            <text:p>్ర౩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pu</text:p>
          </table:table-cell>
          <table:table-cell office:value-type="string">
            <text:p>్పు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ō</text:p>
          </table:table-cell>
          <table:table-cell office:value-type="string">
            <text:p>ష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ī</text:p>
          </table:table-cell>
          <table:table-cell office:value-type="string">
            <text:p>టీ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pa</text:p>
          </table:table-cell>
          <table:table-cell office:value-type="string">
            <text:p>్ప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hau</text:p>
          </table:table-cell>
          <table:table-cell office:value-type="string">
            <text:p>ధౌ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ā</text:p>
          </table:table-cell>
          <table:table-cell office:value-type="string">
            <text:p>హ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u</text:p>
          </table:table-cell>
          <table:table-cell office:value-type="string">
            <text:p>హ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ḍha</text:p>
          </table:table-cell>
          <table:table-cell office:value-type="string">
            <text:p>్ఢ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ē</text:p>
          </table:table-cell>
          <table:table-cell office:value-type="string">
            <text:p>ఝే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ō</text:p>
          </table:table-cell>
          <table:table-cell office:value-type="string">
            <text:p>టో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ya</text:p>
          </table:table-cell>
          <table:table-cell office:value-type="string">
            <text:p>్య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u</text:p>
          </table:table-cell>
          <table:table-cell office:value-type="string">
            <text:p>న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ū</text:p>
          </table:table-cell>
          <table:table-cell office:value-type="string">
            <text:p>హ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jha</text:p>
          </table:table-cell>
          <table:table-cell office:value-type="string">
            <text:p>్ఝ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u</text:p>
          </table:table-cell>
          <table:table-cell office:value-type="string">
            <text:p>ణు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ḍau</text:p>
          </table:table-cell>
          <table:table-cell office:value-type="string">
            <text:p>డౌ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ద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ā</text:p>
          </table:table-cell>
          <table:table-cell office:value-type="string">
            <text:p>ష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౬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ū</text:p>
          </table:table-cell>
          <table:table-cell office:value-type="string">
            <text:p>టూ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e</text:p>
          </table:table-cell>
          <table:table-cell office:value-type="string">
            <text:p>ణె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త్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a</text:p>
          </table:table-cell>
          <table:table-cell office:value-type="string">
            <text:p>ణ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ō</text:p>
          </table:table-cell>
          <table:table-cell office:value-type="string">
            <text:p>హ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o</text:p>
          </table:table-cell>
          <table:table-cell office:value-type="string">
            <text:p>ణొ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i</text:p>
          </table:table-cell>
          <table:table-cell office:value-type="string">
            <text:p>ణి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ō</text:p>
          </table:table-cell>
          <table:table-cell office:value-type="string">
            <text:p>నో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ū</text:p>
          </table:table-cell>
          <table:table-cell office:value-type="string">
            <text:p>ఖూ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ū</text:p>
          </table:table-cell>
          <table:table-cell office:value-type="string">
            <text:p>నూ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ō</text:p>
          </table:table-cell>
          <table:table-cell office:value-type="string">
            <text:p>ఖో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string">
            <text:p>బె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బ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ā</text:p>
          </table:table-cell>
          <table:table-cell office:value-type="string">
            <text:p>నా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ba</text:p>
          </table:table-cell>
          <table:table-cell office:value-type="string">
            <text:p>్బ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</text:p>
          </table:table-cell>
          <table:table-cell office:value-type="string">
            <text:p>భ్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బి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</text:p>
          </table:table-cell>
          <table:table-cell office:value-type="string">
            <text:p>బు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ī</text:p>
          </table:table-cell>
          <table:table-cell office:value-type="string">
            <text:p>ఖీ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ē</text:p>
          </table:table-cell>
          <table:table-cell office:value-type="string">
            <text:p>నే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_</text:p>
          </table:table-cell>
          <table:table-cell/>
          <table:table-cell table:number-columns-repeated="6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e</text:p>
          </table:table-cell>
          <table:table-cell office:value-type="string">
            <text:p>ఛె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ī</text:p>
          </table:table-cell>
          <table:table-cell office:value-type="string">
            <text:p>నీ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॥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౧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ē</text:p>
          </table:table-cell>
          <table:table-cell office:value-type="string">
            <text:p>ఖే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ṅa</text:p>
          </table:table-cell>
          <table:table-cell office:value-type="string">
            <text:p>్ఙ</text:p>
          </table:table-cell>
          <table:table-cell table:number-columns-repeated="4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ā</text:p>
          </table:table-cell>
          <table:table-cell office:value-type="string">
            <text:p>ఖా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o</text:p>
          </table:table-cell>
          <table:table-cell office:value-type="string">
            <text:p>ష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a</text:p>
          </table:table-cell>
          <table:table-cell office:value-type="string">
            <text:p>ష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ā</text:p>
          </table:table-cell>
          <table:table-cell office:value-type="string">
            <text:p>కా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hau</text:p>
          </table:table-cell>
          <table:table-cell office:value-type="string">
            <text:p>ఘ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pha</text:p>
          </table:table-cell>
          <table:table-cell office:value-type="string">
            <text:p>్ఫ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ā</text:p>
          </table:table-cell>
          <table:table-cell office:value-type="string">
            <text:p>ణా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u</text:p>
          </table:table-cell>
          <table:table-cell office:value-type="string">
            <text:p>ష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ṭha</text:p>
          </table:table-cell>
          <table:table-cell office:value-type="string">
            <text:p>్ఠ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question</text:p>
          </table:table-cell>
          <table:table-cell office:value-type="string">
            <text:p>?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ī</text:p>
          </table:table-cell>
          <table:table-cell office:value-type="string">
            <text:p>ణీ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ta</text:p>
          </table:table-cell>
          <table:table-cell office:value-type="string">
            <text:p>్త</text:p>
          </table:table-cell>
          <table:table-cell table:number-columns-repeated="4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u</text:p>
          </table:table-cell>
          <table:table-cell office:value-type="string">
            <text:p>ఛ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u</text:p>
          </table:table-cell>
          <table:table-cell office:value-type="string">
            <text:p>హ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inglequote</text:p>
          </table:table-cell>
          <table:table-cell office:value-type="string">
            <text:p>sq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</text:p>
          </table:table-cell>
          <table:table-cell office:value-type="string">
            <text:p>హ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ō</text:p>
          </table:table-cell>
          <table:table-cell office:value-type="string">
            <text:p>ణో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</text:p>
          </table:table-cell>
          <table:table-cell office:value-type="string">
            <text:p>హ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e</text:p>
          </table:table-cell>
          <table:table-cell office:value-type="string">
            <text:p>టె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a</text:p>
          </table:table-cell>
          <table:table-cell office:value-type="string">
            <text:p>ట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।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o</text:p>
          </table:table-cell>
          <table:table-cell office:value-type="string">
            <text:p>టొ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జ్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i</text:p>
          </table:table-cell>
          <table:table-cell office:value-type="string">
            <text:p>టి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h</text:p>
          </table:table-cell>
          <table:table-cell office:value-type="string">
            <text:p>ఠ్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ṣau</text:p>
          </table:table-cell>
          <table:table-cell office:value-type="string">
            <text:p>షౌ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</text:p>
          </table:table-cell>
          <table:table-cell office:value-type="string">
            <text:p>ప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ṭu</text:p>
          </table:table-cell>
          <table:table-cell office:value-type="string">
            <text:p>టు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ṇū</text:p>
          </table:table-cell>
          <table:table-cell office:value-type="string">
            <text:p>ణ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ఐ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o</text:p>
          </table:table-cell>
          <table:table-cell office:value-type="string">
            <text:p>కొ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ai</text:p>
          </table:table-cell>
          <table:table-cell office:value-type="string">
            <text:p>ై</text:p>
          </table:table-cell>
          <table:table-cell table:number-columns-repeated="4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u</text:p>
          </table:table-cell>
          <table:table-cell office:value-type="string">
            <text:p>ఖు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ī</text:p>
          </table:table-cell>
          <table:table-cell office:value-type="string">
            <text:p>బీ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i</text:p>
          </table:table-cell>
          <table:table-cell office:value-type="string">
            <text:p>ఖి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u</text:p>
          </table:table-cell>
          <table:table-cell office:value-type="string">
            <text:p>ఔ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a</text:p>
          </table:table-cell>
          <table:table-cell office:value-type="string">
            <text:p>ఖ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he</text:p>
          </table:table-cell>
          <table:table-cell office:value-type="string">
            <text:p>ఖె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</text:p>
          </table:table-cell>
          <table:table-cell office:value-type="string">
            <text:p>ని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ā</text:p>
          </table:table-cell>
          <table:table-cell office:value-type="string">
            <text:p>బా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string">
            <text:p>నొ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string">
            <text:p>న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</text:p>
          </table:table-cell>
          <table:table-cell office:value-type="string">
            <text:p>నె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ē</text:p>
          </table:table-cell>
          <table:table-cell office:value-type="string">
            <text:p>బే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ఉ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string">
            <text:p>ఽ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u</text:p>
          </table:table-cell>
          <table:table-cell office:value-type="string">
            <text:p>ను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ṁ</text:p>
          </table:table-cell>
          <table:table-cell office:value-type="string">
            <text:p>ం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hō</text:p>
          </table:table-cell>
          <table:table-cell office:value-type="string">
            <text:p>ఝెా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ū</text:p>
          </table:table-cell>
          <table:table-cell office:value-type="string">
            <text:p>బూ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penparen</text:p>
          </table:table-cell>
          <table:table-cell office:value-type="string">
            <text:p>(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ఎ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ō</text:p>
          </table:table-cell>
          <table:table-cell office:value-type="string">
            <text:p>బో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>
            <text:p>౭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+r̥̄</text:p>
          </table:table-cell>
          <table:table-cell office:value-type="string">
            <text:p>ౄ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#ONs</text:p>
          </table:table-cell>
          <table:table-cell office:value-type="string">
            <text:p>_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59">
            <text:p>159</text:p>
          </table:table-cell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90">
            <text:p>390</text:p>
          </table:table-cell>
          <table:table-cell office:value-type="float" office:value="44">
            <text:p>44</text:p>
          </table:table-cell>
          <table:table-cell office:value-type="float" office:value="366">
            <text:p>366</text:p>
          </table:table-cell>
          <table:table-cell office:value-type="float" office:value="246">
            <text:p>246</text:p>
          </table:table-cell>
          <table:table-cell office:value-type="float" office:value="92">
            <text:p>92</text:p>
          </table:table-cell>
          <table:table-cell office:value-type="float" office:value="191">
            <text:p>191</text:p>
          </table:table-cell>
          <table:table-cell office:value-type="float" office:value="319">
            <text:p>319</text:p>
          </table:table-cell>
          <table:table-cell office:value-type="float" office:value="396">
            <text:p>396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 office:value-type="float" office:value="171">
            <text:p>171</text:p>
          </table:table-cell>
          <table:table-cell office:value-type="float" office:value="93">
            <text:p>93</text:p>
          </table:table-cell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table:number-columns-repeated="2"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table:number-columns-repeated="2" office:value-type="float" office:value="87">
            <text:p>87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40">
            <text:p>140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#Val</text:p>
          </table:table-cell>
          <table:table-cell office:value-type="string">
            <text:p>_</text:p>
          </table:table-cell>
          <table:table-cell office:value-type="float" office:value="0.0171016779817408">
            <text:p>0.017101678</text:p>
          </table:table-cell>
          <table:table-cell office:value-type="float" office:value="0.017357745123017">
            <text:p>0.0173577451</text:p>
          </table:table-cell>
          <table:table-cell office:value-type="float" office:value="0.0177031382200375">
            <text:p>0.0177031382</text:p>
          </table:table-cell>
          <table:table-cell office:value-type="float" office:value="0.0177079793743755">
            <text:p>0.0177079794</text:p>
          </table:table-cell>
          <table:table-cell office:value-type="float" office:value="0.014810981646031">
            <text:p>0.0148109816</text:p>
          </table:table-cell>
          <table:table-cell office:value-type="float" office:value="0.0158024301224728">
            <text:p>0.0158024301</text:p>
          </table:table-cell>
          <table:table-cell office:value-type="float" office:value="0.0160098914401665">
            <text:p>0.0160098914</text:p>
          </table:table-cell>
          <table:table-cell office:value-type="float" office:value="0.015655978061693">
            <text:p>0.0156559781</text:p>
          </table:table-cell>
          <table:table-cell office:value-type="float" office:value="0.0165658260835515">
            <text:p>0.0165658261</text:p>
          </table:table-cell>
          <table:table-cell office:value-type="float" office:value="0.0179026057658321">
            <text:p>0.0179026058</text:p>
          </table:table-cell>
          <table:table-cell office:value-type="float" office:value="0.0170534285343125">
            <text:p>0.0170534285</text:p>
          </table:table-cell>
          <table:table-cell office:value-type="float" office:value="0.0178277685924478">
            <text:p>0.0178277686</text:p>
          </table:table-cell>
          <table:table-cell office:value-type="float" office:value="0.0174259458790758">
            <text:p>0.0174259459</text:p>
          </table:table-cell>
          <table:table-cell office:value-type="float" office:value="0.0158047538962324">
            <text:p>0.0158047539</text:p>
          </table:table-cell>
          <table:table-cell office:value-type="float" office:value="0.0171477763465786">
            <text:p>0.0171477763</text:p>
          </table:table-cell>
          <table:table-cell office:value-type="float" office:value="0.0166559638942504">
            <text:p>0.0166559639</text:p>
          </table:table-cell>
          <table:table-cell office:value-type="float" office:value="0.0175195791844085">
            <text:p>0.0175195792</text:p>
          </table:table-cell>
          <table:table-cell office:value-type="float" office:value="0.0177591583378843">
            <text:p>0.0177591583</text:p>
          </table:table-cell>
          <table:table-cell office:value-type="float" office:value="0.0169658815809357">
            <text:p>0.0169658816</text:p>
          </table:table-cell>
          <table:table-cell office:value-type="float" office:value="0.0175399518251106">
            <text:p>0.0175399518</text:p>
          </table:table-cell>
          <table:table-cell office:value-type="float" office:value="0.017609099850579">
            <text:p>0.0176090999</text:p>
          </table:table-cell>
          <table:table-cell office:value-type="float" office:value="0.016436301233577">
            <text:p>0.0164363012</text:p>
          </table:table-cell>
          <table:table-cell office:value-type="float" office:value="0.0103199393933521">
            <text:p>0.0103199394</text:p>
          </table:table-cell>
          <table:table-cell office:value-type="float" office:value="0.0168394045032625">
            <text:p>0.0168394045</text:p>
          </table:table-cell>
          <table:table-cell office:value-type="float" office:value="0.0149900029806843">
            <text:p>0.014990003</text:p>
          </table:table-cell>
          <table:table-cell office:value-type="float" office:value="0.0172081439996367">
            <text:p>0.017208144</text:p>
          </table:table-cell>
          <table:table-cell office:value-type="float" office:value="0.0137347714943963">
            <text:p>0.0137347715</text:p>
          </table:table-cell>
          <table:table-cell office:value-type="float" office:value="0.0138070593595641">
            <text:p>0.0138070594</text:p>
          </table:table-cell>
          <table:table-cell office:value-type="float" office:value="0.0164662024212609">
            <text:p>0.0164662024</text:p>
          </table:table-cell>
          <table:table-cell office:value-type="float" office:value="0.0178747524307634">
            <text:p>0.0178747524</text:p>
          </table:table-cell>
          <table:table-cell office:value-type="float" office:value="0.0179485219599849">
            <text:p>0.017948522</text:p>
          </table:table-cell>
          <table:table-cell office:value-type="float" office:value="0.0179107036611396">
            <text:p>0.0179107037</text:p>
          </table:table-cell>
          <table:table-cell office:value-type="float" office:value="0.0173624110080675">
            <text:p>0.017362411</text:p>
          </table:table-cell>
          <table:table-cell office:value-type="float" office:value="0.0163383078093877">
            <text:p>0.0163383078</text:p>
          </table:table-cell>
          <table:table-cell office:value-type="float" office:value="0.0171055987282978">
            <text:p>0.0171055987</text:p>
          </table:table-cell>
          <table:table-cell office:value-type="float" office:value="0.0169435035127017">
            <text:p>0.0169435035</text:p>
          </table:table-cell>
          <table:table-cell office:value-type="float" office:value="0.0177473608380922">
            <text:p>0.0177473608</text:p>
          </table:table-cell>
          <table:table-cell office:value-type="float" office:value="0.015758000539768">
            <text:p>0.0157580005</text:p>
          </table:table-cell>
          <table:table-cell office:value-type="float" office:value="0.0135586890922336">
            <text:p>0.0135586891</text:p>
          </table:table-cell>
          <table:table-cell office:value-type="float" office:value="0.0154732052285043">
            <text:p>0.0154732052</text:p>
          </table:table-cell>
          <table:table-cell office:value-type="float" office:value="0.015415219166259">
            <text:p>0.0154152192</text:p>
          </table:table-cell>
          <table:table-cell office:value-type="float" office:value="0.0175940168148476">
            <text:p>0.0175940168</text:p>
          </table:table-cell>
          <table:table-cell office:value-type="float" office:value="0.0172130557910763">
            <text:p>0.0172130558</text:p>
          </table:table-cell>
          <table:table-cell office:value-type="float" office:value="0.0130562045581917">
            <text:p>0.0130562046</text:p>
          </table:table-cell>
          <table:table-cell office:value-type="float" office:value="0.0131307778693656">
            <text:p>0.0131307779</text:p>
          </table:table-cell>
          <table:table-cell office:value-type="float" office:value="0.0131821558645529">
            <text:p>0.0131821559</text:p>
          </table:table-cell>
          <table:table-cell office:value-type="float" office:value="0.0140650060837611">
            <text:p>0.0140650061</text:p>
          </table:table-cell>
          <table:table-cell office:value-type="float" office:value="0.0141763631975559">
            <text:p>0.0141763632</text:p>
          </table:table-cell>
          <table:table-cell office:value-type="float" office:value="0.0141626930936494">
            <text:p>0.0141626931</text:p>
          </table:table-cell>
          <table:table-cell office:value-type="float" office:value="0.0136552116917895">
            <text:p>0.0136552117</text:p>
          </table:table-cell>
          <table:table-cell office:value-type="float" office:value="0.0123155009511476">
            <text:p>0.012315501</text:p>
          </table:table-cell>
          <table:table-cell office:value-type="float" office:value="0.0128086449897826">
            <text:p>0.012808645</text:p>
          </table:table-cell>
          <table:table-cell office:value-type="float" office:value="0.0124276272285575">
            <text:p>0.0124276272</text:p>
          </table:table-cell>
          <table:table-cell office:value-type="float" office:value="0.00906544964408099">
            <text:p>0.0090654496</text:p>
          </table:table-cell>
          <table:table-cell office:value-type="float" office:value="0.0111294864562964">
            <text:p>0.0111294865</text:p>
          </table:table-cell>
          <table:table-cell office:value-type="float" office:value="0.0127920410734028">
            <text:p>0.0127920411</text:p>
          </table:table-cell>
          <table:table-cell office:value-type="float" office:value="0.0130216374484695">
            <text:p>0.0130216374</text:p>
          </table:table-cell>
          <table:table-cell table:number-columns-repeated="2" office:value-type="float" office:value="0.0101754331688448">
            <text:p>0.0101754332</text:p>
          </table:table-cell>
          <table:table-cell office:value-type="float" office:value="0.0116569742406503">
            <text:p>0.0116569742</text:p>
          </table:table-cell>
          <table:table-cell office:value-type="float" office:value="0.0126329526058801">
            <text:p>0.0126329526</text:p>
          </table:table-cell>
          <table:table-cell office:value-type="float" office:value="0.0106953691962446">
            <text:p>0.0106953692</text:p>
          </table:table-cell>
          <table:table-cell office:value-type="float" office:value="0.011197969730917">
            <text:p>0.0111979697</text:p>
          </table:table-cell>
          <table:table-cell office:value-type="float" office:value="0.0105737193006429">
            <text:p>0.0105737193</text:p>
          </table:table-cell>
          <table:table-cell office:value-type="float" office:value="0.0150696270508404">
            <text:p>0.0150696271</text:p>
          </table:table-cell>
          <table:table-cell office:value-type="float" office:value="0.00855987849541223">
            <text:p>0.0085598785</text:p>
          </table:table-cell>
          <table:table-cell office:value-type="float" office:value="0.0103011091835289">
            <text:p>0.01030110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3T22:29:19</dc:date>
    <dc:creator>raka </dc:creator>
    <meta:document-statistic meta:table-count="1" meta:cell-count="32015" meta:object-count="0"/>
    <meta:generator>LibreOffice/3.5$Linux_X86_64 LibreOffice_project/350m1$Build-2</meta:generator>
  </office:meta>
</office:document-meta>
</file>